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199cm" style:contextual-spacing="false"/>
    </style:style>
    <style:style style:name="P2" style:family="paragraph" style:parent-style-name="Text_20_body">
      <style:paragraph-properties>
        <style:tab-stops>
          <style:tab-stop style:position="16.801cm" style:type="right"/>
        </style:tab-stops>
      </style:paragraph-properties>
    </style:style>
    <style:style style:name="P3" style:family="paragraph" style:parent-style-name="Title">
      <style:text-properties fo:color="#158466" loext:opacity="100%"/>
    </style:style>
    <style:style style:name="T1" style:family="text">
      <style:text-properties officeooo:rsid="001b7298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PUESTAS FROGGY</text:p>
      <text:p text:style-name="P2"><text:tab/><text:span text:style-name="T1">por Javier Peiro</text:span></text:p>
      <text:list text:style-name="L1">
        <text:list-item>
          <text:p text:style-name="P1">justify-content: end;</text:p>
        </text:list-item>
        <text:list-item>
          <text:p text:style-name="P1">justify-content:center;</text:p>
        </text:list-item>
        <text:list-item>
          <text:p text:style-name="P1">justify-content: space-around;</text:p>
        </text:list-item>
        <text:list-item>
          <text:p text:style-name="P1">justify-content:space-between;</text:p>
        </text:list-item>
        <text:list-item>
          <text:p text:style-name="P1">align-items:flex-end;</text:p>
        </text:list-item>
        <text:list-item>
          <text:p text:style-name="P1">justify-content:center; align-items:center;</text:p>
        </text:list-item>
        <text:list-item>
          <text:p text:style-name="P1">justify-content:space-around; align-items:flex-end;</text:p>
        </text:list-item>
        <text:list-item>
          <text:p text:style-name="P1">flex-direction:row-reverse;</text:p>
        </text:list-item>
        <text:list-item>
          <text:p text:style-name="P1">flex-direction:column;</text:p>
        </text:list-item>
        <text:list-item>
          <text:p text:style-name="P1">flex-direction:row-reverse; justify-content:left;</text:p>
        </text:list-item>
        <text:list-item>
          <text:p text:style-name="P1">flex-direction:column; justify-content:flex-end;</text:p>
        </text:list-item>
        <text:list-item>
          <text:p text:style-name="P1">flex-direction:column-reverse; justify-content: space-between;</text:p>
        </text:list-item>
        <text:list-item>
          <text:p text:style-name="P1">flex-direction: row-reverse; justify-content:center; align-items:flex-end;</text:p>
        </text:list-item>
        <text:list-item>
          <text:p text:style-name="P1">order:1;</text:p>
        </text:list-item>
        <text:list-item>
          <text:p text:style-name="P1">order:-1;</text:p>
        </text:list-item>
        <text:list-item>
          <text:p text:style-name="P1">align-self:flex-end;</text:p>
        </text:list-item>
        <text:list-item>
          <text:p text:style-name="P1">order:3; align-self:flex-end;</text:p>
        </text:list-item>
        <text:list-item>
          <text:p text:style-name="P1">flex-wrap:wrap;</text:p>
        </text:list-item>
        <text:list-item>
          <text:p text:style-name="P1">flex-direction:column; flex-wrap:wrap;</text:p>
        </text:list-item>
        <text:list-item>
          <text:p text:style-name="P1">flex-flow: column wrap;</text:p>
        </text:list-item>
        <text:list-item>
          <text:p text:style-name="P1">align-content:flex-start;</text:p>
        </text:list-item>
        <text:list-item>
          <text:p text:style-name="P1">align-content:flex-end;</text:p>
        </text:list-item>
        <text:list-item>
          <text:p text:style-name="P1">flex-direction:column-reverse; align-content:center;</text:p>
        </text:list-item>
        <text:list-item>
          <text:p text:style-name="P1">flex-flow:column-reverse wrap-reverse; align-content:space-between; justify-content:center;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2:11:36.728024863</meta:creation-date>
    <dc:date>2024-12-07T22:19:17.217462866</dc:date>
    <meta:editing-duration>PT7M41S</meta:editing-duration>
    <meta:editing-cycles>1</meta:editing-cycles>
    <meta:document-statistic meta:table-count="0" meta:image-count="0" meta:object-count="0" meta:page-count="1" meta:paragraph-count="26" meta:word-count="72" meta:character-count="931" meta:non-whitespace-character-count="908"/>
    <meta:generator>LibreOffice/24.2.6.2$Linux_X86_64 LibreOffice_project/420$Build-2</meta:generator>
  </office:meta>
</office:document-meta>
</file>